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🧠 <text:span text:style-name="Strong_20_Emphasis">FÁZE 1: ANALÝZA POŽADAVKŮ (1–10)</text:span></text:h>
      <text:list text:style-name="L1">
        <text:list-item>
          <text:p text:style-name="P1">Definování účelu databáze</text:p>
        </text:list-item>
        <text:list-item>
          <text:p text:style-name="P1">Identifikace hlavních zúčastněných stran</text:p>
        </text:list-item>
        <text:list-item>
          <text:p text:style-name="P1">Zjištění obchodních požadavků</text:p>
        </text:list-item>
        <text:list-item>
          <text:p text:style-name="P1">Záznam funkčních požadavků</text:p>
        </text:list-item>
        <text:list-item>
          <text:p text:style-name="P1">Analýza současného systému (pokud existuje)</text:p>
        </text:list-item>
        <text:list-item>
          <text:p text:style-name="P1">Sběr potřebných datových položek</text:p>
        </text:list-item>
        <text:list-item>
          <text:p text:style-name="P1">Zjištění objemu dat a očekávaného růstu</text:p>
        </text:list-item>
        <text:list-item>
          <text:p text:style-name="P1">Zvážení bezpečnostních požadavků</text:p>
        </text:list-item>
        <text:list-item>
          <text:p text:style-name="P1">Zaznamenání pravidel přístupu a oprávnění</text:p>
        </text:list-item>
        <text:list-item>
          <text:p text:style-name="P1">Vymezení rozsahu databáze</text:p>
        </text:list-item>
      </text:list>
      <text:p text:style-name="Horizontal_20_Line"/>
      <text:h text:style-name="Heading_20_3" text:outline-level="3">🧱 <text:span text:style-name="Strong_20_Emphasis">FÁZE 2: KONCEPTUÁLNÍ NÁVRH (11–20)</text:span></text:h>
      <text:list text:style-name="L2">
        <text:list-item>
          <text:p text:style-name="P2">Identifikace entit (objektů zájmu)</text:p>
        </text:list-item>
        <text:list-item>
          <text:p text:style-name="P2">Identifikace atributů pro každou entitu</text:p>
        </text:list-item>
        <text:list-item>
          <text:p text:style-name="P2">Určení primárních klíčů</text:p>
        </text:list-item>
        <text:list-item>
          <text:p text:style-name="P2">Určení vztahů mezi entitami</text:p>
        </text:list-item>
        <text:list-item>
          <text:p text:style-name="P2">Určení typů vztahů (1:N, N:M, 1:1)</text:p>
        </text:list-item>
        <text:list-item>
          <text:p text:style-name="P2">Vytvoření konceptuálního ER diagramu</text:p>
        </text:list-item>
        <text:list-item>
          <text:p text:style-name="P2">Zjištění kardinality a účasti ve vztazích</text:p>
        </text:list-item>
        <text:list-item>
          <text:p text:style-name="P2">Stanovení domén hodnot pro atributy</text:p>
        </text:list-item>
        <text:list-item>
          <text:p text:style-name="P2">Zohlednění specializace/generalizace (pokud je relevantní)</text:p>
        </text:list-item>
        <text:list-item>
          <text:p text:style-name="P2">Konzultace návrhu s koncovými uživateli</text:p>
        </text:list-item>
      </text:list>
      <text:p text:style-name="Horizontal_20_Line"/>
      <text:h text:style-name="Heading_20_3" text:outline-level="3">🧮 <text:span text:style-name="Strong_20_Emphasis">FÁZE 3: LOGICKÝ NÁVRH (21–35)</text:span></text:h>
      <text:list text:style-name="L3">
        <text:list-item>
          <text:p text:style-name="P3">Převedení entit a vztahů na tabulky</text:p>
        </text:list-item>
        <text:list-item>
          <text:p text:style-name="P3">Normalizace tabulek (1NF → 2NF → 3NF)</text:p>
        </text:list-item>
        <text:list-item>
          <text:p text:style-name="P3">Vymezení cizích klíčů</text:p>
        </text:list-item>
        <text:list-item>
          <text:p text:style-name="P3">Určení datových typů atributů</text:p>
        </text:list-item>
        <text:list-item>
          <text:p text:style-name="P3">Definice omezení (UNIQUE, NOT NULL, CHECK...)</text:p>
        </text:list-item>
        <text:list-item>
          <text:p text:style-name="P3">Zvážení uživatelských pohledů (views)</text:p>
        </text:list-item>
        <text:list-item>
          <text:p text:style-name="P3"><text:soft-page-break/>Definice indexů pro rychlý přístup</text:p>
        </text:list-item>
        <text:list-item>
          <text:p text:style-name="P3">Určení standardních dotazů a operací</text:p>
        </text:list-item>
        <text:list-item>
          <text:p text:style-name="P3">Vymezení bezpečnostních pravidel</text:p>
        </text:list-item>
        <text:list-item>
          <text:p text:style-name="P3">Ověření logického návrhu s požadavky</text:p>
        </text:list-item>
      </text:list>
      <text:p text:style-name="Horizontal_20_Line"/>
      <text:h text:style-name="Heading_20_3" text:outline-level="3">🧪 <text:span text:style-name="Strong_20_Emphasis">FÁZE 4: OVĚŘENÍ A OPTIMALIZACE (36–40)</text:span></text:h>
      <text:list text:style-name="L4">
        <text:list-item>
          <text:p text:style-name="P4">Validace návrhu s uživateli</text:p>
        </text:list-item>
        <text:list-item>
          <text:p text:style-name="P4">Ověření konzistence datového modelu</text:p>
        </text:list-item>
        <text:list-item>
          <text:p text:style-name="P4">Kontrola integrity referenčních vazeb</text:p>
        </text:list-item>
        <text:list-item>
          <text:p text:style-name="P4">Posouzení výkonnostních aspektů návrhu</text:p>
        </text:list-item>
        <text:list-item>
          <text:p text:style-name="P4">Identifikace případných redundantních struktur</text:p>
        </text:list-item>
      </text:list>
      <text:p text:style-name="Horizontal_20_Line"/>
      <text:h text:style-name="Heading_20_3" text:outline-level="3">🛠️ <text:span text:style-name="Strong_20_Emphasis">FÁZE 5: FYZICKÝ NÁVRH (41–45)</text:span></text:h>
      <text:list text:style-name="L5">
        <text:list-item>
          <text:p text:style-name="P5">Výběr konkrétního databázového systému (např. PostgreSQL, MySQL)</text:p>
        </text:list-item>
        <text:list-item>
          <text:p text:style-name="P5">Definování úložiště a rozložení tabulek</text:p>
        </text:list-item>
        <text:list-item>
          <text:p text:style-name="P5">Rozhodnutí o zálohování a replikaci</text:p>
        </text:list-item>
        <text:list-item>
          <text:p text:style-name="P5">Optimalizace indexů a výkonových parametrů</text:p>
        </text:list-item>
        <text:list-item>
          <text:p text:style-name="P5">Vytvoření skriptů pro inicializaci DB struktury</text:p>
        </text:list-item>
      </text:list>
      <text:p text:style-name="Horizontal_20_Line"/>
      <text:h text:style-name="Heading_20_3" text:outline-level="3">🚀 <text:span text:style-name="Strong_20_Emphasis">FÁZE 6: IMPLEMENTACE A TESTOVÁNÍ (46–50)</text:span></text:h>
      <text:list text:style-name="L6">
        <text:list-item>
          <text:p text:style-name="P6">Implementace databázových struktur</text:p>
        </text:list-item>
        <text:list-item>
          <text:p text:style-name="P6">Import testovacích dat</text:p>
        </text:list-item>
        <text:list-item>
          <text:p text:style-name="P6">Testování CRUD operací</text:p>
        </text:list-item>
        <text:list-item>
          <text:p text:style-name="P6">Ověření výstupních dotazů a sestav</text:p>
        </text:list-item>
        <text:list-item>
          <text:p text:style-name="P6">Dokumentace datového modelu</text:p>
        </text:list-item>
        <text:list-item>
          <text:p text:style-name="P6">Školení uživatelů</text:p>
        </text:list-item>
        <text:list-item>
          <text:p text:style-name="P6">Nastavení uživatelských rolí a přístupů</text:p>
        </text:list-item>
        <text:list-item>
          <text:p text:style-name="P6">Nasazení do produkčního prostředí</text:p>
        </text:list-item>
        <text:list-item>
          <text:p text:style-name="P6">Monitoring chování databáze po spuštění</text:p>
        </text:list-item>
        <text:list-item>
          <text:p text:style-name="P6">Průběžná údržba a aktualizace návrhu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22:46:39.984755600</meta:creation-date>
    <dc:date>2025-08-05T22:46:51.929821700</dc:date>
    <meta:editing-duration>PT12S</meta:editing-duration>
    <meta:editing-cycles>1</meta:editing-cycles>
    <meta:document-statistic meta:table-count="0" meta:image-count="0" meta:object-count="0" meta:page-count="2" meta:paragraph-count="56" meta:word-count="314" meta:character-count="2108" meta:non-whitespace-character-count="1906"/>
    <meta:generator>LibreOffice/25.2.4.3$Windows_X86_64 LibreOffice_project/33e196637044ead23f5c3226cde09b47731f7e27</meta:generator>
  </office:meta>
</office:document-meta>
</file>